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91000000422C9FFBBD887DF5BA.png" manifest:media-type="image/png"/>
  <manifest:file-entry manifest:full-path="Pictures/100002010000033A00000491E0A3B5DC3D4B962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svg:stroke-color="#ff420e" draw:marker-start-width="0.358cm" draw:marker-end-width="0.358cm" draw:fill="none" draw:textarea-horizontal-align="justify" draw:textarea-vertical-align="middle" draw:auto-grow-height="false" fo:min-height="0.368cm" fo:min-width="7.118cm" fo:padding-top="0.177cm" fo:padding-bottom="0.177cm" fo:padding-left="0.302cm" fo:padding-right="0.302cm"/>
    </style:style>
    <style:style style:name="gr4" style:family="graphic" style:parent-style-name="standard">
      <style:graphic-properties svg:stroke-width="0.081cm" svg:stroke-color="#ff420e" draw:marker-start-width="0.321cm" draw:marker-end-width="0.321cm" draw:fill-color="#ff420e" draw:opacity="50%" draw:textarea-horizontal-align="justify" draw:textarea-vertical-align="middle" draw:auto-grow-height="false" fo:min-height="0.72cm" fo:min-width="2.221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420e" draw:opacity="50%"/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.254cm" svg:height="11.682cm" svg:x="19.946cm" svg:y="1.418cm">
            <draw:image xlink:href="Pictures/100002010000033A00000491E0A3B5DC3D4B9628.png" xlink:type="simple" xlink:show="embed" xlink:actuate="onLoad">
              <text:p/>
            </draw:image>
          </draw:frame>
          <draw:frame draw:style-name="gr2" draw:text-style-name="P1" draw:layer="layout" svg:width="27.699cm" svg:height="1.562cm" svg:x="1.001cm" svg:y="13.638cm">
            <draw:image xlink:href="Pictures/1000020100000491000000422C9FFBBD887DF5BA.png" xlink:type="simple" xlink:show="embed" xlink:actuate="onLoad">
              <text:p/>
            </draw:image>
          </draw:frame>
          <draw:custom-shape draw:style-name="gr3" draw:text-style-name="P2" draw:layer="layout" svg:width="7.8cm" svg:height="0.8cm" svg:x="20.3cm" svg:y="7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3.2cm" svg:height="2.1cm" draw:transform="rotate (0.920486647501809) translate (17.5cm 11.947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9-10T14:38:16.084400597</meta:creation-date>
    <dc:date>2022-09-10T14:42:36.228865220</dc:date>
    <meta:editing-duration>PT4M20S</meta:editing-duration>
    <meta:editing-cycles>2</meta:editing-cycles>
    <meta:generator>LibreOffice/6.0.7.3$Linux_X86_64 LibreOffice_project/00m0$Build-3</meta:generator>
    <meta:document-statistic meta:object-count="5"/>
  </office:meta>
</office:document-meta>
</file>